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abf" officeooo:paragraph-rsid="000b6abf"/>
    </style:style>
    <style:style style:name="P2" style:family="paragraph" style:parent-style-name="Standard">
      <style:text-properties officeooo:rsid="000b9c7b" officeooo:paragraph-rsid="000b9c7b"/>
    </style:style>
    <style:style style:name="T1" style:family="text">
      <style:text-properties officeooo:rsid="000b9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– introduccion a JavaScript</text:p>
      <text:p text:style-name="P1"/>
      <text:p text:style-name="P1">Variables: </text:p>
      <text:p text:style-name="P1">Son espacios de memoria reservados <text:s/>en la memoria de la computadora que sirven para guardar informacion y despues poder acceder a ella o manipularla. Las variables reciben un nombre apropiado para que entendamos nosotros y otros programadores que informacion guardan (nombres descriptivos). Los nombres de las variables son sensibles a mayusculas.</text:p>
      <text:p text:style-name="P1"/>
      <text:p text:style-name="P1">Strings: </text:p>
      <text:p text:style-name="P1">Son un tipo de variable que en su interior permite guardar caracteres o grupo de caracteres . Por ej: “soy un string” o “soyUnString” .</text:p>
      <text:p text:style-name="P1"><text:s/></text:p>
      <text:p text:style-name="P1">Funciones (argumentos , return)</text:p>
      <text:p text:style-name="P1">Las funciones son pequeños programas que realizan ciertas tareas basicas y que nos facilitan la tarea del programa principal ya que pueden ser llamados varias veces para que realicen tareas que son repetitivas sin tener que estar escribiendo a cada rato todo el codigo <text:s/>que estos contienen. </text:p>
      <text:p text:style-name="P1">Las funciones a veces necesitan para poder funcionar correctamente una informacion adicional , como requisito, esto serian los argumentos . <text:s/></text:p>
      <text:p text:style-name="P1">El return es un <text:span text:style-name="T1">expression que devuelve un valor desde la funcion donde se encuentra el codigo hacia la funcion que la llama o invoca para que haga una tarea dada. El return sirve para comunicar el resultado de una funcion.</text:span></text:p>
      <text:p text:style-name="P2"/>
      <text:p text:style-name="P2">Declaraciones if</text:p>
      <text:p text:style-name="P2">Una declaracion if es una statment o declaracion que le permite elegir al programa los pasos que siguira ; si ocurre que la condicion dentro del if es verdadera ejecutara la porcion del codigo que se ubica dentro del bloque del if <text:s/>sino ocurre eso directamente el programa seguira a la linea de codigo despues de finalizado el bloque del <text:s/>if.</text:p>
      <text:p text:style-name="P2"><text:s/></text:p>
      <text:p text:style-name="P2"/>
      <text:p text:style-name="P2">Valores booleanos (true, false)</text:p>
      <text:p text:style-name="P2">Los valores booleanos son un tipo de variable que se relaciona con el valor de verdad de una expresion pero tambien puede ser el valor almacenado en una variable. <text:s/>true = verdadero y false= falso , cuando usamos una expresion de comparacion logica entre valores numericos por ejemplo 2 &lt; 3 <text:s/>su valor de verdad nos arroja el booleano true ya que se cumple que 2 es menor que 3. Son muy usados en condiciones para entrada a ciclos, o statments tipo if, if-else ,etc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20:49:23.689000000</meta:creation-date>
    <dc:date>2022-02-21T21:13:17.136000000</dc:date>
    <meta:editing-duration>PT22S</meta:editing-duration>
    <meta:editing-cycles>1</meta:editing-cycles>
    <meta:document-statistic meta:table-count="0" meta:image-count="0" meta:object-count="0" meta:page-count="1" meta:paragraph-count="15" meta:word-count="346" meta:character-count="2079" meta:non-whitespace-character-count="1732"/>
    <meta:generator>LibreOffice/7.1.8.1$Windows_X86_64 LibreOffice_project/e1f30c802c3269a1d052614453f260e49458c82c</meta:generator>
  </office:meta>
</office:document-meta>
</file>